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16905" officeooo:paragraph-rsid="00116905"/>
    </style:style>
    <style:style style:name="P2" style:family="paragraph" style:parent-style-name="Text_20_body">
      <style:text-properties officeooo:rsid="0011cda6" officeooo:paragraph-rsid="0011cda6"/>
    </style:style>
    <style:style style:name="P3" style:family="paragraph" style:parent-style-name="Standard">
      <style:text-properties officeooo:rsid="0011cda6" officeooo:paragraph-rsid="0011cda6"/>
    </style:style>
    <style:style style:name="P4" style:family="paragraph" style:parent-style-name="Standard">
      <style:text-properties fo:font-size="11pt" fo:font-style="normal" style:text-underline-style="none" fo:font-weight="normal" officeooo:rsid="001aeeb2" officeooo:paragraph-rsid="001aeeb2" style:font-size-asian="11pt" style:font-style-asian="normal" style:font-weight-asian="normal" style:font-size-complex="11pt" style:font-style-complex="normal" style:font-weight-complex="normal"/>
    </style:style>
    <style:style style:name="P5" style:family="paragraph" style:parent-style-name="Standard">
      <style:paragraph-properties fo:text-align="center" style:justify-single-word="false"/>
      <style:text-properties fo:font-size="11pt" fo:font-style="italic" style:text-underline-style="solid" style:text-underline-width="auto" style:text-underline-color="font-color" fo:font-weight="bold" officeooo:rsid="001aeeb2" officeooo:paragraph-rsid="001aeeb2" style:font-size-asian="11pt" style:font-style-asian="italic" style:font-weight-asian="bold" style:font-size-complex="11pt" style:font-style-complex="italic" style:font-weight-complex="bold"/>
    </style:style>
    <style:style style:name="P6" style:family="paragraph" style:parent-style-name="Standard">
      <style:text-properties fo:font-size="11pt" fo:font-style="italic" style:text-underline-style="solid" style:text-underline-width="auto" style:text-underline-color="font-color" fo:font-weight="bold" officeooo:rsid="00116905" officeooo:paragraph-rsid="00116905" style:font-size-asian="11pt" style:font-style-asian="italic" style:font-weight-asian="bold" style:font-size-complex="11pt" style:font-style-complex="italic" style:font-weight-complex="bold"/>
    </style:style>
    <style:style style:name="P7" style:family="paragraph" style:parent-style-name="Standard">
      <style:text-properties fo:font-size="11pt" fo:font-style="italic" style:text-underline-style="solid" style:text-underline-width="auto" style:text-underline-color="font-color" fo:font-weight="bold" officeooo:rsid="0011cda6" officeooo:paragraph-rsid="0011cda6" style:font-size-asian="11pt" style:font-style-asian="italic" style:font-weight-asian="bold" style:font-size-complex="11pt" style:font-style-complex="italic" style:font-weight-complex="bold"/>
    </style:style>
    <style:style style:name="P8" style:family="paragraph" style:parent-style-name="Standard">
      <style:text-properties fo:font-size="11pt" fo:font-style="italic" style:text-underline-style="solid" style:text-underline-width="auto" style:text-underline-color="font-color" fo:font-weight="bold" officeooo:rsid="0017a69a" officeooo:paragraph-rsid="0017a69a" style:font-size-asian="11pt" style:font-style-asian="italic" style:font-weight-asian="bold" style:font-size-complex="11pt" style:font-style-complex="italic" style:font-weight-complex="bold"/>
    </style:style>
    <style:style style:name="P9" style:family="paragraph" style:parent-style-name="Standard" style:list-style-name="L4">
      <style:text-properties fo:font-size="11pt" fo:font-style="italic" style:text-underline-style="solid" style:text-underline-width="auto" style:text-underline-color="font-color" fo:font-weight="bold" officeooo:rsid="00225daf" officeooo:paragraph-rsid="00225daf" style:font-size-asian="11pt" style:font-style-asian="italic" style:font-weight-asian="bold" style:font-size-complex="11pt" style:font-style-complex="italic" style:font-weight-complex="bold"/>
    </style:style>
    <style:style style:name="P10" style:family="paragraph" style:parent-style-name="Standard">
      <style:text-properties fo:font-size="11pt" officeooo:rsid="00116905" officeooo:paragraph-rsid="00116905" style:font-size-asian="11pt" style:font-size-complex="11pt"/>
    </style:style>
    <style:style style:name="P11" style:family="paragraph" style:parent-style-name="Standard">
      <style:text-properties fo:font-size="11pt" officeooo:rsid="0011cda6" officeooo:paragraph-rsid="0011cda6" style:font-size-asian="11pt" style:font-size-complex="11pt"/>
    </style:style>
    <style:style style:name="P12" style:family="paragraph" style:parent-style-name="Standard" style:list-style-name="L4">
      <style:text-properties fo:font-size="11pt" officeooo:rsid="0011cda6" officeooo:paragraph-rsid="0022b29e" style:font-size-asian="11pt" style:font-size-complex="11pt"/>
    </style:style>
    <style:style style:name="P13" style:family="paragraph" style:parent-style-name="Standard">
      <style:text-properties fo:font-size="11pt" officeooo:rsid="0011cda6" officeooo:paragraph-rsid="0022b29e" style:font-size-asian="11pt" style:font-size-complex="11pt"/>
    </style:style>
    <style:style style:name="P14" style:family="paragraph" style:parent-style-name="Standard">
      <style:text-properties fo:font-size="11pt" fo:font-weight="normal" officeooo:rsid="0011cda6" officeooo:paragraph-rsid="0011cda6" style:font-size-asian="11pt" style:font-weight-asian="normal" style:font-size-complex="11pt" style:font-weight-complex="normal"/>
    </style:style>
    <style:style style:name="P15" style:family="paragraph" style:parent-style-name="Standard">
      <style:text-properties fo:font-size="11pt" fo:font-weight="normal" officeooo:rsid="0013304c" officeooo:paragraph-rsid="0011cda6" style:font-size-asian="11pt" style:font-weight-asian="normal" style:font-size-complex="11pt" style:font-weight-complex="normal"/>
    </style:style>
    <style:style style:name="P16" style:family="paragraph" style:parent-style-name="Standard">
      <style:text-properties fo:font-size="11pt" fo:font-weight="normal" officeooo:rsid="00242729" officeooo:paragraph-rsid="00242729" style:font-size-asian="11pt" style:font-weight-asian="normal" style:font-size-complex="11pt" style:font-weight-complex="normal"/>
    </style:style>
    <style:style style:name="P17" style:family="paragraph" style:parent-style-name="Standard" style:list-style-name="L4">
      <style:text-properties officeooo:paragraph-rsid="00225daf"/>
    </style:style>
    <style:style style:name="P18" style:family="paragraph" style:parent-style-name="Standard" style:list-style-name="L4">
      <style:text-properties officeooo:paragraph-rsid="0022b29e"/>
    </style:style>
    <style:style style:name="P19" style:family="paragraph" style:parent-style-name="Standard">
      <style:text-properties officeooo:paragraph-rsid="0022b29e"/>
    </style:style>
    <style:style style:name="P20" style:family="paragraph" style:parent-style-name="Standard" style:list-style-name="L15">
      <style:text-properties officeooo:rsid="00242729" officeooo:paragraph-rsid="00242729"/>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2">
      <style:text-properties officeooo:paragraph-rsid="00225daf"/>
    </style:style>
    <style:style style:name="P24" style:family="paragraph" style:parent-style-name="Text_20_body" style:list-style-name="L3"/>
    <style:style style:name="P25" style:family="paragraph" style:parent-style-name="Text_20_body" style:list-style-name="L3">
      <style:text-properties officeooo:paragraph-rsid="00142c86"/>
    </style:style>
    <style:style style:name="P26" style:family="paragraph" style:parent-style-name="Text_20_body">
      <style:text-properties fo:font-size="11pt" style:font-size-asian="11pt" style:font-size-complex="11pt"/>
    </style:style>
    <style:style style:name="P27" style:family="paragraph" style:parent-style-name="Text_20_body">
      <style:text-properties fo:font-size="11pt" officeooo:paragraph-rsid="00116905" style:font-size-asian="11pt" style:font-size-complex="11pt"/>
    </style:style>
    <style:style style:name="P28" style:family="paragraph" style:parent-style-name="Text_20_body">
      <style:text-properties fo:font-size="11pt" officeooo:rsid="00116905" officeooo:paragraph-rsid="00116905" style:font-size-asian="11pt" style:font-size-complex="11pt"/>
    </style:style>
    <style:style style:name="P29" style:family="paragraph" style:parent-style-name="Text_20_body">
      <style:text-properties fo:font-size="11pt" officeooo:rsid="0011cda6" officeooo:paragraph-rsid="0011cda6" style:font-size-asian="11pt" style:font-size-complex="11pt"/>
    </style:style>
    <style:style style:name="P30" style:family="paragraph" style:parent-style-name="Text_20_body" style:list-style-name="L3">
      <style:text-properties fo:font-size="11pt" style:font-size-asian="11pt" style:font-size-complex="11pt"/>
    </style:style>
    <style:style style:name="P31" style:family="paragraph" style:parent-style-name="Text_20_body" style:list-style-name="L3">
      <style:text-properties fo:font-size="11pt" officeooo:rsid="00142c86" officeooo:paragraph-rsid="00142c86" style:font-size-asian="11pt" style:font-size-complex="11pt"/>
    </style:style>
    <style:style style:name="P32" style:family="paragraph" style:parent-style-name="Text_20_body">
      <style:text-properties fo:font-size="11pt" fo:font-weight="normal" officeooo:rsid="0017a69a" officeooo:paragraph-rsid="0017a69a" style:font-size-asian="11pt" style:font-weight-asian="normal" style:font-size-complex="11pt" style:font-weight-complex="normal"/>
    </style:style>
    <style:style style:name="P33" style:family="paragraph" style:parent-style-name="Text_20_body">
      <style:text-properties fo:font-size="11pt" fo:font-style="italic" style:text-underline-style="solid" style:text-underline-width="auto" style:text-underline-color="font-color" fo:font-weight="bold" officeooo:rsid="00225daf" officeooo:paragraph-rsid="00225daf" style:font-size-asian="11pt" style:font-style-asian="italic" style:font-weight-asian="bold" style:font-size-complex="11pt" style:font-style-complex="italic" style:font-weight-complex="bold"/>
    </style:style>
    <style:style style:name="P34" style:family="paragraph" style:parent-style-name="Text_20_body" style:list-style-name="L3">
      <style:text-properties fo:font-size="11pt" fo:font-weight="bold" officeooo:rsid="0022b29e" officeooo:paragraph-rsid="0022b29e" style:font-size-asian="11pt" style:font-weight-asian="bold" style:font-size-complex="11pt" style:font-weight-complex="bold"/>
    </style:style>
    <style:style style:name="P35" style:family="paragraph" style:parent-style-name="Text_20_body">
      <style:text-properties officeooo:paragraph-rsid="00225daf"/>
    </style:style>
    <style:style style:name="P36" style:family="paragraph" style:parent-style-name="Text_20_body">
      <style:text-properties officeooo:paragraph-rsid="0022b29e"/>
    </style:style>
    <style:style style:name="P37" style:family="paragraph" style:parent-style-name="Text_20_body" style:list-style-name="L4">
      <style:text-properties officeooo:rsid="0022b29e" officeooo:paragraph-rsid="0022b29e"/>
    </style:style>
    <style:style style:name="P38" style:family="paragraph" style:parent-style-name="Text_20_body">
      <style:text-properties fo:font-style="normal" style:text-underline-style="none" fo:font-weight="normal" officeooo:rsid="0022b29e" officeooo:paragraph-rsid="0022b29e" style:font-style-asian="normal" style:font-weight-asian="normal" style:font-style-complex="normal" style:font-weight-complex="normal"/>
    </style:style>
    <style:style style:name="P39" style:family="paragraph" style:parent-style-name="Text_20_body">
      <style:text-properties fo:font-style="normal" style:text-underline-style="none" fo:font-weight="normal" officeooo:rsid="00242729" officeooo:paragraph-rsid="00242729"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3304c" style:font-weight-asian="normal" style:font-weight-complex="normal"/>
    </style:style>
    <style:style style:name="T3" style:family="text">
      <style:text-properties officeooo:rsid="0013304c"/>
    </style:style>
    <style:style style:name="T4" style:family="text">
      <style:text-properties officeooo:rsid="0017a69a"/>
    </style:style>
    <style:style style:name="T5" style:family="text">
      <style:text-properties officeooo:rsid="0019a130"/>
    </style:style>
    <style:style style:name="T6" style:family="text">
      <style:text-properties fo:font-size="11pt" style:font-size-asian="11pt" style:font-size-complex="11pt"/>
    </style:style>
    <style:style style:name="T7" style:family="text">
      <style:text-properties fo:font-size="11pt" officeooo:rsid="001984a7" style:font-size-asian="11pt" style:font-size-complex="11pt"/>
    </style:style>
    <style:style style:name="T8" style:family="text">
      <style:text-properties fo:font-size="11pt" officeooo:rsid="00142c86" style:font-size-asian="11pt" style:font-size-complex="11pt"/>
    </style:style>
    <style:style style:name="T9" style:family="text">
      <style:text-properties fo:font-size="11pt" officeooo:rsid="00225daf" style:font-size-asian="11pt" style:font-size-complex="11pt"/>
    </style:style>
    <style:style style:name="T10" style:family="text">
      <style:text-properties fo:font-size="11pt" officeooo:rsid="0022b29e" style:font-size-asian="11pt" style:font-size-complex="11pt"/>
    </style:style>
    <style:style style:name="T11" style:family="text">
      <style:text-properties fo:font-size="11pt" officeooo:rsid="0019a130" style:font-size-asian="11pt" style:font-size-complex="11pt"/>
    </style:style>
    <style:style style:name="T12" style:family="text">
      <style:text-properties fo:font-size="11pt" fo:font-weight="normal" style:font-size-asian="11pt" style:font-weight-asian="normal" style:font-size-complex="11pt" style:font-weight-complex="normal"/>
    </style:style>
    <style:style style:name="T13" style:family="text">
      <style:text-properties fo:font-size="11pt" fo:font-weight="normal" officeooo:rsid="00142c86" style:font-size-asian="11pt" style:font-weight-asian="normal" style:font-size-complex="11pt" style:font-weight-complex="normal"/>
    </style:style>
    <style:style style:name="T14" style:family="text">
      <style:text-properties fo:font-size="11pt" fo:font-weight="normal" officeooo:rsid="0013304c" style:font-size-asian="11pt" style:font-weight-asian="normal" style:font-size-complex="11pt" style:font-weight-complex="normal"/>
    </style:style>
    <style:style style:name="T15" style:family="text">
      <style:text-properties fo:font-size="11pt" fo:font-weight="normal" officeooo:rsid="0022b29e" style:font-size-asian="11pt" style:font-weight-asian="normal" style:font-size-complex="11pt" style:font-weight-complex="normal"/>
    </style:style>
    <style:style style:name="T16"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17" style:family="text">
      <style:text-properties fo:font-size="11pt" fo:font-style="italic" style:text-underline-style="solid" style:text-underline-width="auto" style:text-underline-color="font-color" fo:font-weight="bold" officeooo:rsid="0017a69a" style:font-size-asian="11pt" style:font-style-asian="italic" style:font-weight-asian="bold" style:font-size-complex="11pt" style:font-style-complex="italic" style:font-weight-complex="bold"/>
    </style:style>
    <style:style style:name="T18" style:family="text">
      <style:text-properties fo:font-size="11pt" fo:font-style="italic" style:text-underline-style="solid" style:text-underline-width="auto" style:text-underline-color="font-color" fo:font-weight="bold" officeooo:rsid="00116905" style:font-size-asian="11pt" style:font-style-asian="italic" style:font-weight-asian="bold" style:font-size-complex="11pt" style:font-style-complex="italic" style:font-weight-complex="bold"/>
    </style:style>
    <style:style style:name="T19" style:family="text">
      <style:text-properties fo:font-size="11pt" fo:font-style="italic" style:text-underline-style="solid" style:text-underline-width="auto" style:text-underline-color="font-color" fo:font-weight="bold" officeooo:rsid="0011cda6" style:font-size-asian="11pt" style:font-style-asian="italic" style:font-weight-asian="bold" style:font-size-complex="11pt" style:font-style-complex="italic" style:font-weight-complex="bold"/>
    </style:style>
    <style:style style:name="T20" style:family="text">
      <style:text-properties fo:font-size="11pt" fo:font-style="italic" style:text-underline-style="solid" style:text-underline-width="auto" style:text-underline-color="font-color" fo:font-weight="bold" officeooo:rsid="0019a130" style:font-size-asian="11pt" style:font-style-asian="italic" style:font-weight-asian="bold" style:font-size-complex="11pt" style:font-style-complex="italic" style:font-weight-complex="bold"/>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officeooo:rsid="0022b29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626cm" fo:text-indent="-0.635cm" fo:margin-left="2.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61cm" fo:text-indent="-0.635cm" fo:margin-left="3.26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96cm" fo:text-indent="-0.635cm" fo:margin-left="3.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31cm" fo:text-indent="-0.635cm" fo:margin-left="4.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66cm" fo:text-indent="-0.635cm" fo:margin-left="5.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01cm" fo:text-indent="-0.635cm" fo:margin-left="5.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36cm" fo:text-indent="-0.635cm" fo:margin-left="6.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71cm" fo:text-indent="-0.635cm" fo:margin-left="7.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06cm" fo:text-indent="-0.635cm" fo:margin-left="7.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41cm" fo:text-indent="-0.635cm" fo:margin-left="8.341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ZROUAMA Emmanuel, YOUSSFI Hanane, REINETTE Mahlî, GOGUY Priscilla</text:p>
      <text:p text:style-name="P4"/>
      <text:p text:style-name="P5">Compte Rendu : Projet VBA : Outil de détection de fraude</text:p>
      <text:p text:style-name="P6"/>
      <text:p text:style-name="P6">I) Objectifs du projet <text:span text:style-name="T4">et contextualisation</text:span></text:p>
      <text:p text:style-name="P10"/>
      <text:p text:style-name="P27">La fraude à l’assurance constitue un enjeu majeur pour les compagnies d’assurances. Chaque année, les tentatives frauduleuses se multiplient, portées par des fraudeurs de mieux en mieux organisés et des méthodes toujours plus sophistiquées. Parallèlement, les avancées en science des données, en intelligence artificielle et en automatisation permettent aux assureurs de renforcer leurs capacités de détection et d’analyse. Cette double dynamique – d’une part l’évolution des pratiques frauduleuses, d’autre part les progrès technologiques – rend indispensable le développement de solutions innovantes pour lutter efficacement contre la fraude.</text:p>
      <text:p text:style-name="P26">C’est dans ce contexte que s’inscrit notre projet, dont l’objectif principal est de concevoir un outil automatisé d’analyse et de détection des sinistres potentiellement frauduleux au sein d’un portefeuille d’assurances. Le système vise à repérer les anomalies et comportements suspects afin de mieux orienter les contrôles, optimiser les enquêtes et, in fine, réduire les pertes financières liées à la fraude. </text:p>
      <text:p text:style-name="P33">II) Méthodologie employée </text:p>
      <text:list xml:id="list3769804637" text:style-name="L4">
        <text:list-item>
          <text:p text:style-name="P9">Les premières idées</text:p>
        </text:list-item>
      </text:list>
      <text:p text:style-name="P10"/>
      <text:p text:style-name="P28">La phase initiale du projet a été marquée par plusieurs réflexions. Une première orientation devait être faite entre l’analyse de sinistres liés à l’automobile ou à l’assurance vie. Le choix s’est rapidement porté sur l’assurance automobile, jugée plus concrète, plus riche en données exploitables, et potentiellement plus simple à modéliser pour une première version d’un outil de détection.</text:p>
      <text:p text:style-name="P26">Notre intention était de nous appuyer sur des règles simples mais robustes pour signaler des cas suspects : des indicateurs comme le moment de l’année (saison, météo), l’âge du conducteur, le délai de déclaration ou encore les termes utilisés dans la déclaration textuelle. Certaines idées plus complexes ont été brièvement envisagées, comme la reconstitution du sinistre à l’aide de graphes ou de modèles de machine learning supervisé. Toutefois, en raison de la complexité de ces approches, du manque de données étiquetées, et du temps limité, nous avons choisi de rester sur un projet plus pragmatiqu<text:span text:style-name="T1">e, mais opérationnel.</text:span></text:p>
      <text:p text:style-name="Text_20_body"><text:span text:style-name="T12">Un autre point essentiel dès le début a été de concevoir un outil </text:span><text:span text:style-name="Strong_20_Emphasis"><text:span text:style-name="T12">accessible et intuitif</text:span></text:span><text:span text:style-name="T12">. L’utilisateur final, souvent non expert en data science, devait pouvoir utiliser le fichier Excel, lancer les macros, et obtenir rapidement un </text:span><text:span text:style-name="Strong_20_Emphasis"><text:span text:style-name="T12">score de fraude</text:span></text:span><text:span text:style-name="T12"> par sinistre. L’objectif est de fournir une aide à la décision, et non un jugement définitif.</text:span></text:p>
      <text:p text:style-name="Text_20_body"><text:span text:style-name="T12"/></text:p>
      <text:list xml:id="list160745474191195" text:continue-numbering="true" text:style-name="L4">
        <text:list-item>
          <text:p text:style-name="P9">Démarche et déroulé du projet</text:p>
        </text:list-item>
      </text:list>
      <text:p text:style-name="P32"/>
      <text:p text:style-name="P32">Pour ce faire, nous avons adopté une démarche structurée en plusieurs étapes :</text:p>
      <text:list xml:id="list2943064904" text:style-name="L1">
        <text:list-item>
          <text:p text:style-name="P21"><text:span text:style-name="Strong_20_Emphasis"><text:span text:style-name="T6">Mise en commun des idées</text:span></text:span><text:span text:style-name="T6"> : une phase de réflexion collective pour définir les enjeux, les objectifs et établir u</text:span><text:span text:style-name="T12">ne </text:span><text:span text:style-name="Strong_20_Emphasis"><text:span text:style-name="T12">feuille de route claire</text:span></text:span><text:span text:style-name="T12"> du projet</text:span><text:span text:style-name="T6">.</text:span></text:p>
        </text:list-item>
        <text:list-item>
          <text:p text:style-name="P21"><text:span text:style-name="Strong_20_Emphasis"><text:span text:style-name="T6">Identification des indicateurs</text:span></text:span><text:span text:style-name="T6"> : recherche, sélection et formulation des indicateurs pertinents susceptibles de révéler des comportements anormaux ou suspects.</text:span></text:p>
        </text:list-item>
        <text:list-item>
          <text:p text:style-name="P21"><text:span text:style-name="Strong_20_Emphasis"><text:span text:style-name="T6">Construction de la base de données</text:span></text:span><text:span text:style-name="T6"> : </text:span><text:span text:style-name="T7">Analyse des informations à rentrer pour pouvoir correctement développer nos détecteurs</text:span><text:span text:style-name="T6">.</text:span></text:p>
        </text:list-item>
        <text:list-item>
          <text:p text:style-name="P21"><text:soft-page-break/><text:span text:style-name="Strong_20_Emphasis"><text:span text:style-name="T6">Développement des outils de détection</text:span></text:span><text:span text:style-name="T6"> : </text:span><text:span text:style-name="T7">écriture du code VBA pour implémenter les analyses de détection de fraude.</text:span></text:p>
        </text:list-item>
        <text:list-item>
          <text:p text:style-name="P21"><text:span text:style-name="Strong_20_Emphasis"><text:span text:style-name="T6">Scoring des indicateurs</text:span></text:span><text:span text:style-name="T6"> : évaluation des sinistres à partir des indicateurs retenus, via un système de scoring permettant de hiérarchiser les cas selon leur niveau de risque.</text:span></text:p>
        </text:list-item>
        <text:list-item>
          <text:p text:style-name="P21"><text:span text:style-name="Strong_20_Emphasis"><text:span text:style-name="T6">Production des résultats et interface utilisateur</text:span></text:span><text:span text:style-name="T6"> : restitution des analyses à travers une interface intuitive, facilitant l’interprétation des résultats par les utilisateurs finaux.</text:span></text:p>
        </text:list-item>
      </text:list>
      <text:list xml:id="list160745747043890" text:continue-list="list160745474191195" text:style-name="L4">
        <text:list-header>
          <text:p text:style-name="P9"/>
        </text:list-header>
        <text:list-item>
          <text:p text:style-name="P17"><text:span text:style-name="T18">Les choix de la base de données</text:span></text:p>
          <text:p text:style-name="P17"><text:span text:style-name="T18"/></text:p>
        </text:list-item>
      </text:list>
      <text:p text:style-name="P1"><text:span text:style-name="T6">Les choix de données ont été dictés par les indicateurs que nous souhaitions construire. Nous avons ainsi structuré notre base autour des éléments-clés d’un sinistre automobile, en incluant à la fois des </text:span><text:span text:style-name="Strong_20_Emphasis"><text:span text:style-name="T6">informations administratives</text:span></text:span><text:span text:style-name="T6">, </text:span><text:span text:style-name="Strong_20_Emphasis"><text:span text:style-name="T6">temporelles</text:span></text:span><text:span text:style-name="T6">, </text:span><text:span text:style-name="Strong_20_Emphasis"><text:span text:style-name="T6">géographiques</text:span></text:span><text:span text:style-name="T6"> et </text:span><text:span text:style-name="Strong_20_Emphasis"><text:span text:style-name="T6">descriptives</text:span></text:span><text:span text:style-name="T6"> :</text:span></text:p>
      <text:list xml:id="list1740518915" text:style-name="L2">
        <text:list-item>
          <text:p text:style-name="P22"><text:span text:style-name="Strong_20_Emphasis"><text:span text:style-name="T6">Informations personnelles</text:span></text:span><text:span text:style-name="T6"> : identité et âge de l’assuré</text:span></text:p>
        </text:list-item>
        <text:list-item>
          <text:p text:style-name="P23"><text:span text:style-name="Strong_20_Emphasis"><text:span text:style-name="T6">Informations contractuelles</text:span></text:span><text:span text:style-name="T6"> : date de souscription du contrat, </text:span><text:span text:style-name="T9">date de dernière consultation des données relatives au contrat, le coefficient bonus-malus (CRM).</text:span></text:p>
        </text:list-item>
        <text:list-item>
          <text:p text:style-name="P22"><text:span text:style-name="Strong_20_Emphasis"><text:span text:style-name="T6">Informations sur le sinistre</text:span></text:span><text:span text:style-name="T6"> : </text:span><text:span text:style-name="T9">t</text:span><text:span text:style-name="T6">ype de sinistre (collision, vandalisme, vol…), </text:span><text:span text:style-name="T9">l</text:span><text:span text:style-name="T6">ieu du sinistre, </text:span><text:span text:style-name="T9">d</text:span><text:span text:style-name="T6">ate du sinistre, </text:span><text:span text:style-name="T9">d</text:span><text:span text:style-name="T6">ate de déclaration, </text:span><text:span text:style-name="T9">d</text:span><text:span text:style-name="T6">escription libre, </text:span><text:span text:style-name="T9">c</text:span><text:span text:style-name="T6">oût estimé du sinistre</text:span></text:p>
        </text:list-item>
        <text:list-item>
          <text:p text:style-name="P22"><text:span text:style-name="Strong_20_Emphasis"><text:span text:style-name="T6">Informations exogènes</text:span></text:span><text:span text:style-name="T6"> : météo au moment du sinistre</text:span></text:p>
        </text:list-item>
      </text:list>
      <text:p text:style-name="P35"><text:span text:style-name="T6">Ces données sont issues d’une base fictive, mais reproduisent fidèlement les éléments que l’on retrouve dans les systèmes de gestion des assureurs, et constituent donc une base réaliste pour l’expérimentation.</text:span></text:p>
      <text:list xml:id="list160746147930433" text:continue-list="list160745747043890" text:style-name="L4">
        <text:list-header>
          <text:p text:style-name="P17"><text:span text:style-name="T19"/></text:p>
        </text:list-header>
        <text:list-item>
          <text:p text:style-name="P17"><text:span text:style-name="T19">Les indicateurs que nous avons choisi de développer</text:span></text:p>
          <text:p text:style-name="P17"><text:span text:style-name="T19"/></text:p>
        </text:list-item>
      </text:list>
      <text:p text:style-name="P29">Nous avons élaboré un ensemble d’indicateurs simples, mais pertinents, qui permettent de capter différentes dimensions suspectes du sinistre :</text:p>
      <text:list xml:id="list1921024530" text:style-name="L3">
        <text:list-item>
          <text:p text:style-name="P24"><text:span text:style-name="Strong_20_Emphasis"><text:span text:style-name="T6">Âge incohérent</text:span></text:span><text:span text:style-name="T6"> : détection de conducteurs ayant un âge inférieur à l’âge légal pour conduire ou un âge très avancé, susceptible d’être utilisé comme écran par un fraudeur.</text:span></text:p>
        </text:list-item>
        <text:list-item>
          <text:p text:style-name="P24"><text:span text:style-name="Strong_20_Emphasis"><text:span text:style-name="T6">Incohérences temporelles</text:span></text:span><text:span text:style-name="T6"> :</text:span></text:p>
          <text:list>
            <text:list-item>
              <text:p text:style-name="P30">Sinistre déclaré avant la date de souscription</text:p>
            </text:list-item>
            <text:list-item>
              <text:p text:style-name="P30">Date du sinistre postérieure à la date de déclaration</text:p>
            </text:list-item>
            <text:list-item>
              <text:p text:style-name="P30">Sinistre intervenant très peu de temps après la souscription (comportement suspect de contrat « opportuniste »)</text:p>
            </text:list-item>
          </text:list>
        </text:list-item>
        <text:list-item>
          <text:p text:style-name="P24"><text:span text:style-name="Strong_20_Emphasis"><text:span text:style-name="T6">Incohérences météorologiques</text:span></text:span><text:span text:style-name="T6"> :</text:span></text:p>
          <text:list>
            <text:list-item>
              <text:p text:style-name="P30">Météo décrite incompatible avec la nature du sinistre (par exemple, dégâts liés à la neige un jour déclaré « ensoleillé »)</text:p>
            </text:list-item>
            <text:list-item>
              <text:p text:style-name="P30">Météo incohérente avec la saison (par exemple, neige en plein mois de juillet)</text:p>
            </text:list-item>
          </text:list>
        </text:list-item>
        <text:list-item>
          <text:p text:style-name="P24"><text:span text:style-name="Strong_20_Emphasis"><text:span text:style-name="T6">Jour de survenance</text:span></text:span><text:span text:style-name="T6"> : Un sinistre déclaré un dimanche </text:span><text:span text:style-name="T9">avec un usage du véhicule professionnel <text:s/>peut être plus suspect car le véhicule n’aurait pas dû être utilisé</text:span></text:p>
        </text:list-item>
        <text:list-item>
          <text:p text:style-name="P24"><text:span text:style-name="Strong_20_Emphasis"><text:span text:style-name="T6">Coût du sinistre</text:span></text:span><text:span text:style-name="T6"> : Un montant anormalement élevé ou au contraire anormalement faible par rapport aux standards peut refléter une exagération ou une tentative de minoration pour éviter l’attention</text:span></text:p>
        </text:list-item>
        <text:list-item>
          <text:p text:style-name="P34"><text:soft-page-break/>CRM élevé : <text:s/><text:span text:style-name="T1">Un CRM élevé peut-être le signe de beaucoup de déclarations d’accidents et donc le signe de fraude potentielle.</text:span></text:p>
        </text:list-item>
        <text:list-item>
          <text:p text:style-name="P34">Dernière consultation des conditions générales du contrat :<text:span text:style-name="T1"> Une consultation récente peut être le signe d’une déclaration d’un sinistre en fonction des garanties et donc d’une potentielle fraude.</text:span></text:p>
        </text:list-item>
        <text:list-item>
          <text:p text:style-name="P25"><text:span text:style-name="Strong_20_Emphasis"><text:span text:style-name="T8">Analyse de la déclaration</text:span></text:span><text:span text:style-name="T6"> :</text:span></text:p>
          <text:list>
            <text:list-item>
              <text:p text:style-name="P31">mots clés ou expressions suspectes :</text:p>
              <text:list>
                <text:list-item>
                  <text:p text:style-name="P31">mots flous / vagues : je crois, peut-être</text:p>
                </text:list-item>
                <text:list-item>
                  <text:p text:style-name="P31">expressions : je n’avais pas vu, c’est allé très vite</text:p>
                </text:list-item>
                <text:list-item>
                  <text:p text:style-name="P31">circonstances douteuses : pas de témoin, pas de caméra </text:p>
                </text:list-item>
              </text:list>
            </text:list-item>
          </text:list>
        </text:list-item>
      </text:list>
      <text:p text:style-name="P26">Ces indicateurs ont <text:span text:style-name="T3">dont été implémentés via des fonctions en VBA et utiliser au sein de notre macro de détection des fraudeurs.</text:span></text:p>
      <text:list xml:id="list160745988244086" text:continue-list="list160746147930433" text:style-name="L4">
        <text:list-item>
          <text:p text:style-name="P18"><text:span text:style-name="T19">Scoring des indicateurs</text:span></text:p>
          <text:p text:style-name="P12"/>
        </text:list-item>
      </text:list>
      <text:p text:style-name="P2"><text:span text:style-name="T12">Afin d’agréger les différents signaux de fraude détectés, nous avons mis en place un système de </text:span><text:span text:style-name="Strong_20_Emphasis"><text:span text:style-name="T12">pondération des indicateurs</text:span></text:span><text:span text:style-name="T12">. </text:span><text:span text:style-name="T15">Au départ, il s’agissait simplement d’un renvoi de nos fonctions. Un score <text:s/>+1 était affecté si notre indicateur indiquait un potentiel fraudeur et sinon 0. Par la suite, avec la création de notre userform nous avons permis à l’utilisateur de pondérer lui même les différents indicateurs par une valeur entre 0 et 1.</text:span></text:p>
      <text:p text:style-name="Text_20_body"><text:span text:style-name="T12">Chaque sinistre se voit donc attribuer un </text:span><text:span text:style-name="Strong_20_Emphasis"><text:span text:style-name="T12">score global</text:span></text:span><text:span text:style-name="T12">, calculé comme une somme pondérée des différents indicateurs activés. </text:span></text:p>
      <text:p text:style-name="P36"><text:span text:style-name="T12">Ce score peut être utilisé de plusieurs manières : </text:span><text:span text:style-name="T13">p</text:span><text:span text:style-name="T6">our</text:span><text:span text:style-name="T12"> </text:span><text:span text:style-name="Strong_20_Emphasis"><text:span text:style-name="T12">filtrer</text:span></text:span><text:span text:style-name="T12"> les cas à examiner en priorité, </text:span><text:span text:style-name="T13">p</text:span><text:span text:style-name="T12">our générer des alertes automatiques au-delà d’un certain seuil </text:span><text:span text:style-name="T13">ou encore p</text:span><text:span text:style-name="T12">our </text:span><text:span text:style-name="Strong_20_Emphasis"><text:span text:style-name="T12">segmenter</text:span></text:span><text:span text:style-name="T6"> le portefeuille en </text:span><text:span text:style-name="T10">risque de fraudes</text:span><text:span text:style-name="T6"> (faible, modéré, élevé). </text:span><text:span text:style-name="T8">A notre niveau,</text:span><text:span text:style-name="T13"> l</text:span><text:span text:style-name="T12">’idée est que ce score puisse servir de </text:span><text:span text:style-name="Strong_20_Emphasis"><text:span text:style-name="T12">filtre de priorité</text:span></text:span><text:span text:style-name="T12"> pour les gestionnaires : les sinistres ayant un score élevé peuvent être examinés en priorité ou transmis à un service spécialisé pour enquête </text:span><text:span text:style-name="T15">et donc qu’il nous serve à produire nos résultats finaux affichés à l’utilisateur </text:span><text:span text:style-name="T17"><text:s/></text:span></text:p>
      <text:list xml:id="list160746745553009" text:continue-numbering="true" text:style-name="L4">
        <text:list-item>
          <text:p text:style-name="P37"><text:span text:style-name="T20">Création du userform et rapport final de fraude</text:span></text:p>
        </text:list-item>
      </text:list>
      <text:p text:style-name="P38"><text:span text:style-name="T11">U</text:span><text:span text:style-name="T6">n premier userform permet d’abord à l’utilisateur de sélectionner les indicateurs qu’ils souhaitent utiliser pour faire sa détection de fraude via des cases à cocher. Une fois qu’il a fait cela il va se servir d’un deuxième userform pour entrer les poids attribués à chaque indicateur. Comme indiqué précédemment, les valeurs permises sont comprises entre 0 et 1 et seront par défaut affectées à 1. Enfin il dispose d’un troisième userform pour choisir les résultats qu’il veut afficher : veut-il afficher le tableur excel avec de la surbrillance sur les lignes de potentiels fraudeurs ou bien veut-il des graphiques sur sa base de données : quels indicateurs sont les plus souvent utilisés par les potentiels fraudeurs, combien de fraudeurs potentiels dans la base… (à compléter).</text:span></text:p>
      <text:p text:style-name="P39"><text:span text:style-name="T6">La majeure difficulté de cette étape a été de créer le deuxième userform de manière dynamique : le nombre de valeurs à rentrer dépendant du nombre d’indicateurs sélectionnés à l’étape d’avant. Il s’agissait donc au sein de notre deuxième userform de créer des objets ce que nous avons pu faire grâce à de la documentation. </text:span></text:p>
      <text:p text:style-name="P19"><text:span text:style-name="T17">II</text:span><text:span text:style-name="T20">I</text:span><text:span text:style-name="T17">) Notre programme et annotations</text:span></text:p>
      <text:list xml:id="list1696386687" text:style-name="L15">
        <text:list-item>
          <text:p text:style-name="P20"><text:span text:style-name="T17">E</text:span><text:span text:style-name="T16">xplication du code et des flux de macro </text:span></text:p>
        </text:list-item>
        <text:list-item>
          <text:p text:style-name="P20"><text:span text:style-name="T16">Exemples de vues et résultats </text:span></text:p>
        </text:list-item>
        <text:list-item>
          <text:p text:style-name="P20"><text:span text:style-name="T16">Analyse des résultats </text:span></text:p>
        </text:list-item>
      </text:list>
      <text:p text:style-name="P8"/>
      <text:p text:style-name="P7"><text:span text:style-name="T5">IV</text:span>) Limites du projet <text:span text:style-name="T22">et sources d’amélioration</text:span></text:p>
      <text:p text:style-name="P11"/>
      <text:p text:style-name="P3"><text:soft-page-break/><text:span text:style-name="T6">Nous avons volontairement choisi des règles simples et compréhensibles. Si cela a l’avantage de la transparence, cela limite égale</text:span><text:span text:style-name="T12">ment la </text:span><text:span text:style-name="Strong_20_Emphasis"><text:span text:style-name="T12">puissance de détection</text:span></text:span><text:span text:style-name="T12"> face à des fraudes plus sophistiquées. Des modèles statistiques ou des approches d’apprentissage automatique pourraient capter des combinaisons de variables plus complexes. </text:span></text:p>
      <text:p text:style-name="P14"/>
      <text:p text:style-name="P13"><text:span text:style-name="T1">Le système de pondération est basé sur une appréciation subjective. Un calibrage plus rigoureux nécessiterait des données historiques de sinistres validés comme frauduleux/non frauduleux. </text:span><text:span text:style-name="T2">Sans doute que cela nécessiterait une étude plus approfondie du fonctionnement des fraudeurs et des méthodes qu’ils utilisent le plus fréquemment. À terme, ces poids pourraient être calibrés à l’aide d’un historique de sinistres confirmés comme frauduleux.</text:span></text:p>
      <text:p text:style-name="P15"/>
      <text:p text:style-name="P3"><text:span text:style-name="T14">L’analyse textuelle reste ici très simple et ne prend pas en compte le </text:span><text:span text:style-name="Strong_20_Emphasis"><text:span text:style-name="T14">contexte des phrases</text:span></text:span><text:span text:style-name="T14"> ou les </text:span><text:span text:style-name="Strong_20_Emphasis"><text:span text:style-name="T14">synonymes</text:span></text:span><text:span text:style-name="T14">. Une extension possible consisterait à utiliser des techniques de </text:span><text:span text:style-name="Strong_20_Emphasis"><text:span text:style-name="T14">traitement automatique du langage (NLP)</text:span></text:span><text:span text:style-name="T14">, comme l’analyse de sentiment, voire des modèles pré-entraînés (BERT, etc.) pour détecter des schémas de rédaction typiques de fraudes. </text:span></text:p>
      <text:p text:style-name="P15"/>
      <text:p text:style-name="P16">Bibliographi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15T11:54:20.429000000</meta:creation-date>
    <dc:date>2025-05-13T16:07:44.523000000</dc:date>
    <meta:editing-duration>PT1H52M47S</meta:editing-duration>
    <meta:editing-cycles>14</meta:editing-cycles>
    <meta:generator>Trio_Office/6.2.8.2$Windows_x86 LibreOffice_project/</meta:generator>
    <meta:document-statistic meta:table-count="0" meta:image-count="0" meta:object-count="0" meta:page-count="4" meta:paragraph-count="61" meta:word-count="1561" meta:character-count="10100" meta:non-whitespace-character-count="8618"/>
  </office:meta>
</office:document-meta>
</file>